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744b9"/>
    </style:style>
    <style:style style:name="P2" style:family="paragraph" style:parent-style-name="Standard">
      <style:text-properties officeooo:rsid="00090f90" officeooo:paragraph-rsid="00090f90"/>
    </style:style>
    <style:style style:name="P3" style:family="paragraph" style:parent-style-name="Standard">
      <style:text-properties officeooo:rsid="00090f90" officeooo:paragraph-rsid="000a40b2"/>
    </style:style>
    <style:style style:name="P4" style:family="paragraph" style:parent-style-name="Standard">
      <style:text-properties officeooo:rsid="00090f90" officeooo:paragraph-rsid="000afc2d"/>
    </style:style>
    <style:style style:name="P5" style:family="paragraph" style:parent-style-name="Standard">
      <style:text-properties officeooo:rsid="000a7936" officeooo:paragraph-rsid="000a7936"/>
    </style:style>
    <style:style style:name="P6" style:family="paragraph" style:parent-style-name="Standard">
      <style:text-properties officeooo:rsid="000a7936" officeooo:paragraph-rsid="000b4bbb"/>
    </style:style>
    <style:style style:name="P7" style:family="paragraph" style:parent-style-name="Standard">
      <style:text-properties officeooo:rsid="000a7936" officeooo:paragraph-rsid="000c6efb"/>
    </style:style>
    <style:style style:name="P8" style:family="paragraph" style:parent-style-name="Standard">
      <style:text-properties officeooo:paragraph-rsid="000b4bbb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744b9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7936" officeooo:paragraph-rsid="000a7936"/>
    </style:style>
    <style:style style:name="T1" style:family="text">
      <style:text-properties officeooo:rsid="000744b9"/>
    </style:style>
    <style:style style:name="T2" style:family="text">
      <style:text-properties style:font-name="georgia"/>
    </style:style>
    <style:style style:name="T3" style:family="text">
      <style:text-properties style:font-name="georgia" officeooo:rsid="000744b9"/>
    </style:style>
    <style:style style:name="T4" style:family="text">
      <style:text-properties style:font-name="georgia" officeooo:rsid="00090f90"/>
    </style:style>
    <style:style style:name="T5" style:family="text">
      <style:text-properties style:font-name="georgia" officeooo:rsid="000b4bbb"/>
    </style:style>
    <style:style style:name="T6" style:family="text">
      <style:text-properties style:font-name="georgia" officeooo:rsid="000c6efb"/>
    </style:style>
    <style:style style:name="T7" style:family="text">
      <style:text-properties fo:color="#00cc33" style:font-name="georgia"/>
    </style:style>
    <style:style style:name="T8" style:family="text">
      <style:text-properties fo:color="#00cc33" style:font-name="georgia" officeooo:rsid="000744b9"/>
    </style:style>
    <style:style style:name="T9" style:family="text">
      <style:text-properties fo:color="#00cc33" style:font-name="georgia" officeooo:rsid="000b4bbb"/>
    </style:style>
    <style:style style:name="T10" style:family="text">
      <style:text-properties fo:color="#00cc33" style:font-name="georgia" officeooo:rsid="000c6efb"/>
    </style:style>
    <style:style style:name="T11" style:family="text">
      <style:text-properties officeooo:rsid="000a40b2"/>
    </style:style>
    <style:style style:name="T12" style:family="text">
      <style:text-properties officeooo:rsid="000a7936"/>
    </style:style>
    <style:style style:name="T13" style:family="text">
      <style:text-properties officeooo:rsid="000afc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The different types of search engine</text:span></text:p>
      <text:p text:style-name="Standard">→<text:span text:style-name="T1"> Scala and Hadoop</text:span></text:p>
      <text:p text:style-name="Standard">→<text:span text:style-name="T1"> We're imeplementing tf-idf first</text:span></text:p>
      <text:p text:style-name="Standard"/>
      <text:p text:style-name="Standard">→<text:span text:style-name="T1"> This is how we calculated tf</text:span></text:p>
      <text:p text:style-name="Standard"/>
      <text:p text:style-name="Standard">-<text:span text:style-name="T1">Calculations for </text:span><text:span text:style-name="Teletype"><text:span text:style-name="T2">Number of times term t appears in a </text:span></text:span><text:span text:style-name="Teletype"><text:span text:style-name="T3">post</text:span></text:span></text:p>
      <text:p text:style-name="Standard"><text:span text:style-name="Teletype"><text:span text:style-name="T2">--- </text:span></text:span><text:span text:style-name="Teletype"><text:span text:style-name="T3">code</text:span></text:span></text:p>
      <text:p text:style-name="P1"><text:span text:style-name="Teletype"><text:span text:style-name="T3">--- sample result</text:span></text:span></text:p>
      <text:p text:style-name="P1"><text:span text:style-name="Teletype"><text:span text:style-name="T3"/></text:span></text:p>
      <text:p text:style-name="P1"><text:span text:style-name="Teletype"><text:span text:style-name="T3">-Calculations for Total number of terms in the post</text:span></text:span></text:p>
      <text:p text:style-name="P1"><text:span text:style-name="Teletype"><text:span text:style-name="T3">---code</text:span></text:span></text:p>
      <text:p text:style-name="P1"><text:span text:style-name="Teletype"><text:span text:style-name="T3">---sample result</text:span></text:span></text:p>
      <text:p text:style-name="P1"><text:span text:style-name="Teletype"><text:span text:style-name="T3"/></text:span></text:p>
      <text:p text:style-name="P1"><text:span text:style-name="Teletype"><text:span text:style-name="T3">→ This is how we calculated idf</text:span></text:span></text:p>
      <text:p text:style-name="P1"><text:span text:style-name="Teletype"><text:span text:style-name="T8">-Calculations for Total number of post</text:span></text:span></text:p>
      <text:p text:style-name="P1"><text:span text:style-name="Teletype"><text:span text:style-name="T8">---implementation Code</text:span></text:span></text:p>
      <text:p text:style-name="P1"><text:span text:style-name="Teletype"><text:span text:style-name="T8">--- Result</text:span></text:span></text:p>
      <text:p text:style-name="P8"><text:span text:style-name="Teletype"><text:span text:style-name="T9">Long = 37215531</text:span></text:span></text:p>
      <text:p text:style-name="P1"><text:span text:style-name="Teletype"><text:span text:style-name="T3">-Calculations for Number of post with term t in it</text:span></text:span></text:p>
      <text:p text:style-name="P1"><text:span text:style-name="Teletype"><text:span text:style-name="T3">---implementation code</text:span></text:span></text:p>
      <text:p text:style-name="P1"><text:span text:style-name="Teletype"><text:span text:style-name="T3">---sample results</text:span></text:span></text:p>
      <text:p text:style-name="P1"><text:span text:style-name="Teletype"><text:span text:style-name="T3"/></text:span></text:p>
      <text:p text:style-name="P1"><text:span text:style-name="Teletype"><text:span text:style-name="T3">→ This is how we created our tf-idf table (Word, PostID, TF-IDF Value)</text:span></text:span></text:p>
      <text:p text:style-name="P1"><text:span text:style-name="Teletype"><text:span text:style-name="T3">---implementation Code</text:span></text:span></text:p>
      <text:p text:style-name="P1"><text:span text:style-name="Teletype"><text:span text:style-name="T3">---sample results</text:span></text:span></text:p>
      <text:p text:style-name="P1"><text:span text:style-name="Teletype"><text:span text:style-name="T3"/></text:span></text:p>
      <text:p text:style-name="P1"><text:span text:style-name="Teletype"><text:span text:style-name="T3">→ This is </text:span></text:span><text:span text:style-name="Teletype"><text:span text:style-name="T4">how we created our top 10 search</text:span></text:span></text:p>
      <text:p text:style-name="P1"><text:span text:style-name="Teletype"><text:span text:style-name="T4">---implementation code</text:span></text:span></text:p>
      <text:p text:style-name="P1"><text:span text:style-name="Teletype"><text:span text:style-name="T4">---sample results</text:span></text:span></text:p>
      <text:p text:style-name="P9"/>
      <text:p text:style-name="P1"/>
      <text:p text:style-name="P4">/* //<text:span text:style-name="T13">If we want to get 110% then do this</text:span></text:p>
      <text:p text:style-name="P4"><text:s/>→ This is how Owais did Cosine Similarity</text:p>
      <text:p text:style-name="P2">---implementation code</text:p>
      <text:p text:style-name="P2">---sample results</text:p>
      <text:p text:style-name="P2"/>
      <text:p text:style-name="P2">//<text:span text:style-name="T12">If we want to get 100% then do this</text:span></text:p>
      <text:p text:style-name="P2">→ This is how Mohanad did pagerank</text:p>
      <text:p text:style-name="P2">---implementation code</text:p>
      <text:p text:style-name="P2">---sample results */</text:p>
      <text:p text:style-name="P2"/>
      <text:p text:style-name="P2">Comparison of different techniques with multiple results</text:p>
      <text:p text:style-name="P2">---Speed to search different terms</text:p>
      <text:p text:style-name="P2">--→<text:span text:style-name="T11"> a short term</text:span></text:p>
      <text:p text:style-name="P2">-----Presented as a graph</text:p>
      <text:p text:style-name="P2">-----<text:span text:style-name="T11">Discuss results</text:span></text:p>
      <text:p text:style-name="P3">--→<text:span text:style-name="T11"> a long term</text:span></text:p>
      <text:p text:style-name="P3">-----Presented as a graph</text:p>
      <text:p text:style-name="P3">-----<text:span text:style-name="T11">Discuss results</text:span></text:p>
      <text:p text:style-name="P3">--→<text:span text:style-name="T11"> an illegal term?</text:span></text:p>
      <text:p text:style-name="P3">-----Presented as a graph</text:p>
      <text:p text:style-name="P3"><text:soft-page-break/>-----<text:span text:style-name="T11">Discuss results</text:span></text:p>
      <text:p text:style-name="P3"/>
      <text:p text:style-name="P5">Conclusions</text:p>
      <text:p text:style-name="P5"/>
      <text:p text:style-name="P5"><text:span text:style-name="Teletype"><text:span text:style-name="T2">(Number of times term t appears in a document) / (Total number of terms in the document).</text:span></text:span></text:p>
      <text:p text:style-name="P5"><text:span text:style-name="Teletype"><text:span text:style-name="T2"/></text:span></text:p>
      <text:p text:style-name="P10"><text:span text:style-name="Teletype"><text:span text:style-name="T9">t_Appearen</text:span></text:span><text:span text:style-name="Teletype"><text:span text:style-name="T9">ces</text:span></text:span><text:span text:style-name="Teletype"><text:span text:style-name="T7">→</text:span></text:span><text:span text:style-name="Teletype"><text:span text:style-name="T9">(</text:span></text:span><text:span text:style-name="Teletype"><text:span text:style-name="T7">jack,</text:span></text:span><text:span text:style-name="Teletype"><text:span text:style-name="T9"> 7), 6</text:span></text:span></text:p>
      <text:p text:style-name="P6"><text:span text:style-name="Teletype"><text:span text:style-name="T5">t_Appearences(TF) → (jack, 7), 6/body.size</text:span></text:span></text:p>
      <text:p text:style-name="P6"><text:span text:style-name="Teletype"><text:span text:style-name="T5">SAVE THIS SEXY SHIT TO A TEXT FILE</text:span></text:span></text:p>
      <text:p text:style-name="P6"><text:span text:style-name="Teletype"><text:span text:style-name="T5"/></text:span></text:p>
      <text:p text:style-name="P6"><text:span text:style-name="Teletype"><text:span text:style-name="T5">idf_Appearences → jack, 8</text:span></text:span></text:p>
      <text:p text:style-name="P6"><text:span text:style-name="Teletype"><text:span text:style-name="T5">idf → jack, </text:span></text:span><text:span text:style-name="Teletype"><text:span text:style-name="T6">plug in the formula(</text:span></text:span><text:span text:style-name="Teletype"><text:span text:style-name="T9">37215531/</text:span></text:span><text:span text:style-name="Teletype"><text:span text:style-name="T10">we gotta calculate)</text:span></text:span></text:p>
      <text:p text:style-name="P5"><text:span text:style-name="Teletype"><text:span text:style-name="T5"/></text:span></text:p>
      <text:p text:style-name="P7"><text:span text:style-name="Teletype"><text:span text:style-name="T6">tfIdf → (jack, 7) ,t_Appearences.value * idf(jack)</text:span></text:span></text:p>
      <text:p text:style-name="P7"><text:span text:style-name="Teletype"><text:span text:style-name="T6">word,(id, tfidf)</text:span></text:span></text:p>
      <text:p text:style-name="P7"><text:span text:style-name="Teletype"><text:span text:style-name="T6">jack, (7, tfidf)</text:span></text:span></text:p>
      <text:p text:style-name="P7"><text:span text:style-name="Teletype"><text:span text:style-name="T6">jack, (8, tfidf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l Choudhury</meta:initial-creator>
    <meta:creation-date>2017-12-08T11:29:48.641993656</meta:creation-date>
    <dc:date>2017-12-08T12:58:57.756734384</dc:date>
    <dc:creator>Adil Choudhury</dc:creator>
    <meta:editing-duration>PT28M6S</meta:editing-duration>
    <meta:editing-cycles>4</meta:editing-cycles>
    <meta:generator>LibreOffice/5.0.6.2$Linux_X86_64 LibreOffice_project/00$Build-2</meta:generator>
    <meta:document-statistic meta:table-count="0" meta:image-count="0" meta:object-count="0" meta:page-count="2" meta:paragraph-count="54" meta:word-count="286" meta:character-count="1567" meta:non-whitespace-character-count="1357"/>
  </office:meta>
</office:document-meta>
</file>